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91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" table:style-name="ta1">
        <table:table-column table:style-name="co1" table:number-columns-repeated="7" table:default-cell-style-name="Default"/>
        <table:table-row table:style-name="ro1">
          <table:table-cell office:value-type="string">
            <text:p>Car Tag No.</text:p>
            <text:p>(Req'ed)</text:p>
          </table:table-cell>
          <table:table-cell office:value-type="string">
            <text:p>Driver S.N.</text:p>
            <text:p>(Req'ed)</text:p>
          </table:table-cell>
          <table:table-cell office:value-type="string">
            <text:p>Notification</text:p>
            <text:p>(0:N, 1: Y)</text:p>
          </table:table-cell>
          <table:table-cell office:value-type="string">
            <text:p>Exact Match</text:p>
            <text:p>(0:N, 1: Y)</text:p>
          </table:table-cell>
          <table:table-cell office:value-type="string">
            <text:p>Allowed</text:p>
            <text:p>(0:Y, 1:N)</text:p>
          </table:table-cell>
          <table:table-cell office:value-type="string">
            <text:p>Disallow</text:p>
            <text:p>Reason</text:p>
          </table:table-cell>
          <table:table-cell office:value-type="string">
            <text:p>Other Info'</text:p>
            <text:p>(Model)</text:p>
          </table:table-cell>
        </table:table-row>
        <table:table-row table:style-name="ro2">
          <table:table-cell office:value-type="string">
            <text:p>00AB2016</text:p>
          </table:table-cell>
          <table:table-cell office:value-type="string">
            <text:p>16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iolation</text:p>
          </table:table-cell>
          <table:table-cell office:value-type="string">
            <text:p>Hyundai</text:p>
          </table:table-cell>
        </table:table-row>
        <table:table-row table:style-name="ro2">
          <table:table-cell office:value-type="string">
            <text:p>00FL9104</text:p>
          </table:table-cell>
          <table:table-cell office:value-type="string">
            <text:p>124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00MA6129</text:p>
          </table:table-cell>
          <table:table-cell office:value-type="string">
            <text:p>156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10UT1000</text:p>
          </table:table-cell>
          <table:table-cell office:value-type="string">
            <text:p>1851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Audi</text:p>
          </table:table-cell>
        </table:table-row>
        <table:table-row table:style-name="ro2">
          <table:table-cell office:value-type="string">
            <text:p>45WA6746</text:p>
          </table:table-cell>
          <table:table-cell office:value-type="string">
            <text:p>1372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Moved out</text:p>
          </table:table-cell>
          <table:table-cell office:value-type="string">
            <text:p>GM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PH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돋움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2">08-22-2016</text:date>, <text:time>16:4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16-08-22T16:48:43.09</dc:date>
    <dc:creator>종범 박</dc:creator>
    <meta:editing-duration>PT11M24S</meta:editing-duration>
    <meta:editing-cycles>1</meta:editing-cycles>
    <meta:document-statistic meta:table-count="1" meta:cell-count="37" meta:object-count="0"/>
  </office:meta>
</office:document-meta>
</file>